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c5000b" draw:fill-color="#6619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7cm"/>
    </style:style>
    <style:style style:name="gr6" style:family="graphic" style:parent-style-name="standard">
      <style:graphic-properties draw:fill-color="#aea79f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999999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3.6cm" svg:height="9.2cm" svg:x="11.6cm" svg:y="5cm">
          <text:p text:style-name="P1"><text:span text:style-name="T1">serveu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3cm" draw:transform="rotate (-2.4923301718479) translate (13.485cm 4.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766cm" svg:height="2.7cm" draw:transform="rotate (2.5253168947106) translate (23.201cm 5.8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6cm" svg:height="3cm" draw:transform="rotate (-3.13094614515263) translate (18.768cm 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912cm" svg:height="0.962cm" svg:x="9.888cm" svg:y="2.8cm">
          <draw:text-box>
            <text:p text:style-name="P3"><text:span text:style-name="T1">/java</text:span></text:p>
          </draw:text-box>
        </draw:frame>
        <draw:frame draw:style-name="gr3" draw:text-style-name="P4" draw:layer="layout" svg:width="4.464cm" svg:height="0.729cm" svg:x="15.336cm" svg:y="4.028cm">
          <draw:text-box>
            <text:p text:style-name="P4"><text:span text:style-name="T2">/androidEmergency</text:span></text:p>
          </draw:text-box>
        </draw:frame>
        <draw:frame draw:style-name="gr3" draw:text-style-name="P5" draw:layer="layout" svg:width="2.454cm" svg:height="1.602cm" svg:x="22.308cm" svg:y="2.887cm">
          <draw:text-box>
            <text:p text:style-name="P5"><text:span text:style-name="T3">/android</text:span></text:p>
            <text:p text:style-name="P5"><text:span text:style-name="T3"><text:s text:c="5"/></text:span><text:span text:style-name="T4">?</text:span></text:p>
          </draw:text-box>
        </draw:frame>
        <draw:custom-shape draw:style-name="gr2" draw:text-style-name="P1" draw:layer="layout" svg:width="8.8cm" svg:height="11cm" svg:x="0.2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93cm" svg:height="1.6cm" svg:x="2.496cm" svg:y="8.8cm">
          <text:p text:style-name="P6"><text:span text:style-name="T5">[token,token,token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931cm" svg:height="1.6cm" svg:x="1.73cm" svg:y="9.6cm">
          <text:p text:style-name="P6"><text:span text:style-name="T5">[token,token,token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93cm" svg:height="1.6cm" svg:x="0.774cm" svg:y="10.4cm">
          <text:p text:style-name="P6"><text:span text:style-name="T5">[token,token,token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144cm" svg:height="0.962cm" svg:x="1.593cm" svg:y="7.438cm">
          <draw:text-box>
            <text:p><text:span text:style-name="T1">memoire</text:span></text:p>
          </draw:text-box>
        </draw:frame>
        <draw:custom-shape draw:style-name="gr6" draw:text-style-name="P1" draw:layer="layout" svg:width="4.048cm" svg:height="4.536cm" draw:transform="skewX (0.352032910127256) rotate (-0.351858377202057) translate (9.398cm 5.173cm)">
          <text:p text:style-name="P1"/>
          <text:p text:style-name="P1"/>
          <text:p text:style-name="P1"><text:span text:style-name="T6">+</text:span></text:p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0.6cm" svg:height="2.2cm" svg:x="12.4cm" svg:y="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2.8cm" svg:y="8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3.2cm" svg:y="8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3.6cm" svg:y="7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2.8cm" svg:y="10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3.2cm" svg:y="9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3.6cm" svg:y="9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cm" svg:height="2.2cm" svg:x="14cm" svg:y="8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4.2cm" svg:y1="8.8cm" svg:x2="17cm" svg:y2="7.2cm">
          <text:p/>
        </draw:line>
        <draw:custom-shape draw:style-name="gr2" draw:text-style-name="P1" draw:layer="layout" svg:width="1cm" svg:height="3cm" svg:x="17cm" svg:y="5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7:22:04.043848151</meta:creation-date>
    <dc:date>2017-01-05T20:02:01.129926538</dc:date>
    <meta:editing-duration>PT2H27M51S</meta:editing-duration>
    <meta:editing-cycles>4</meta:editing-cycles>
    <meta:generator>LibreOffice/4.2.8.2$Linux_X86_64 LibreOffice_project/420m0$Build-2</meta:generator>
    <meta:document-statistic meta:object-count="46"/>
  </office:meta>
</office:document-meta>
</file>